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Disciplinary_Actions_Public_Pro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Disciplinary_Actions_Public_Pro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Disciplinary Actions - Public Property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Illegal weapons possession</text:p>
          </table:table-cell>
          <table:table-cell table:style-name="ce21" office:value-type="string">
            <text:p>Drug law violations</text:p>
          </table:table-cell>
          <table:table-cell table:style-name="ce21" office:value-type="string">
            <text:p>Liquor law violations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501">
            <text:p>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dvanced Technology Institute - Virginia Beach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11">
            <text:p>231411</text:p>
          </table:table-cell>
          <table:table-cell table:style-name="ce21" office:value-type="string">
            <text:p>Advanced Technology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TI - Virginia Beach Airport Facility</text:p>
          </table:table-cell>
          <table:table-cell table:style-name="ce21" office:value-type="float" office:value="827">
            <text:p>8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merican National University - Salem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merican National University - Charlotte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merican National University - Martins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American National University - Lynch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merican National University - Dan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erican National University - Princeto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American National University - Harrisonbur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National College of Business &amp; Technology-Bristol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National College of Business &amp; Technology-Knoxville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National College -  Cincinnati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National College  - Kettering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97">
            <text:p>232797</text:p>
          </table:table-cell>
          <table:table-cell table:style-name="ce21" office:value-type="string">
            <text:p>American National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National College-Youngstown</text:p>
          </table:table-cell>
          <table:table-cell table:style-name="ce21" office:value-type="float" office:value="6691">
            <text:p>6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2348">
            <text:p>432348</text:p>
          </table:table-cell>
          <table:table-cell table:style-name="ce21" office:value-type="string">
            <text:p>Appalachian School of Law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242">
            <text:p>12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Richmond</text:p>
          </table:table-cell>
          <table:table-cell table:style-name="ce21" office:value-type="float" office:value="1784">
            <text:p>17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257">
            <text:p>448257</text:p>
          </table:table-cell>
          <table:table-cell table:style-name="ce21" office:value-type="string">
            <text:p>Avi Career Train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73">
            <text:p>427973</text:p>
          </table:table-cell>
          <table:table-cell table:style-name="ce21" office:value-type="string">
            <text:p>Aviation Institute of Maintenanc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7">
            <text:p>2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762">
            <text:p>445762</text:p>
          </table:table-cell>
          <table:table-cell table:style-name="ce21" office:value-type="string">
            <text:p>Aviation Institute of Maintenanc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280">
            <text:p>231280</text:p>
          </table:table-cell>
          <table:table-cell table:style-name="ce21" office:value-type="string">
            <text:p>Bar Palma Beauty Careers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0">
            <text:p>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883">
            <text:p>48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56">
            <text:p>233356</text:p>
          </table:table-cell>
          <table:table-cell table:style-name="ce21" office:value-type="string">
            <text:p>Bon Secours Memorial College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">
            <text:p>3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80">
            <text:p>233480</text:p>
          </table:table-cell>
          <table:table-cell table:style-name="ce21" office:value-type="string">
            <text:p>Bon Secours St Mary's Hospital School of Medical Imag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">
            <text:p>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85">
            <text:p>231785</text:p>
          </table:table-cell>
          <table:table-cell table:style-name="ce21" office:value-type="string">
            <text:p>Bryant &amp; Stratton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2">
            <text:p>7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58">
            <text:p>441858</text:p>
          </table:table-cell>
          <table:table-cell table:style-name="ce21" office:value-type="string">
            <text:p>Career Training Solut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9">
            <text:p>3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88">
            <text:p>231688</text:p>
          </table:table-cell>
          <table:table-cell table:style-name="ce21" office:value-type="string">
            <text:p>Centr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tavista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Bedford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Appomattox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97">
            <text:p>231697</text:p>
          </table:table-cell>
          <table:table-cell table:style-name="ce21" office:value-type="string">
            <text:p>Central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Amherst Center</text:p>
          </table:table-cell>
          <table:table-cell table:style-name="ce21" office:value-type="float" office:value="5420">
            <text:p>54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592">
            <text:p>451592</text:p>
          </table:table-cell>
          <table:table-cell table:style-name="ce21" office:value-type="string">
            <text:p>Centura College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80">
            <text:p>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0024">
            <text:p>420024</text:p>
          </table:table-cell>
          <table:table-cell table:style-name="ce21" office:value-type="string">
            <text:p>Centura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12">
            <text:p>2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49">
            <text:p>377449</text:p>
          </table:table-cell>
          <table:table-cell table:style-name="ce21" office:value-type="string">
            <text:p>Centura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250">
            <text:p>2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58">
            <text:p>377458</text:p>
          </table:table-cell>
          <table:table-cell table:style-name="ce21" office:value-type="string">
            <text:p>Centura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380">
            <text:p>3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982">
            <text:p>427982</text:p>
          </table:table-cell>
          <table:table-cell table:style-name="ce21" office:value-type="string">
            <text:p>Centura College-Richmond Mai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78">
            <text:p>440378</text:p>
          </table:table-cell>
          <table:table-cell table:style-name="ce21" office:value-type="string">
            <text:p>Centura College-Richmond Weste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200">
            <text:p>2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16">
            <text:p>232016</text:p>
          </table:table-cell>
          <table:table-cell table:style-name="ce21" office:value-type="string">
            <text:p>Centura College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ura College</text:p>
          </table:table-cell>
          <table:table-cell table:style-name="ce21" office:value-type="float" office:value="1639">
            <text:p>16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27894">
            <text:p>427894</text:p>
          </table:table-cell>
          <table:table-cell table:style-name="ce21" office:value-type="string">
            <text:p>CET-Alexandr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</text:p>
          </table:table-cell>
          <table:table-cell table:style-name="ce21" office:value-type="float" office:value="174">
            <text:p>1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206">
            <text:p>446206</text:p>
          </table:table-cell>
          <table:table-cell table:style-name="ce21" office:value-type="string">
            <text:p>Culpeper Cosmetology Training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73">
            <text:p>231873</text:p>
          </table:table-cell>
          <table:table-cell table:style-name="ce21" office:value-type="string">
            <text:p>Dabney S Lancas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82">
            <text:p>15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87">
            <text:p>43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24">
            <text:p>232724</text:p>
          </table:table-cell>
          <table:table-cell table:style-name="ce21" office:value-type="string">
            <text:p>Danville Regional Medical Center School of Health Profession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RMC School of Health Professions</text:p>
          </table:table-cell>
          <table:table-cell table:style-name="ce21" office:value-type="float" office:value="95">
            <text:p>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South Hamptons Road Campus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536">
            <text:p>440536</text:p>
          </table:table-cell>
          <table:table-cell table:style-name="ce21" office:value-type="string">
            <text:p>DeVry University-Virginia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enter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17">
            <text:p>451617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Dominion School of Hair Design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52">
            <text:p>232052</text:p>
          </table:table-cell>
          <table:table-cell table:style-name="ce21" office:value-type="string">
            <text:p>Eastern Sho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87">
            <text:p>9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43">
            <text:p>248943</text:p>
          </table:table-cell>
          <table:table-cell table:style-name="ce21" office:value-type="string">
            <text:p>ECPI Technical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Skyline College - Innsbrook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CPI University - Virginia Beac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ECPI University - Newport New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ECPI University - Greensboro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ECPI University - Charlott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ECPI University - Greenville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ECPI University - Manassas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ECPI University - Raleigh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ECPI University - Charleston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ECPI University - Columbia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1">
            <text:p>11</text:p>
          </table:table-cell>
          <table:table-cell table:style-name="ce21" office:value-type="string">
            <text:p>ECPI University - Concord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2">
            <text:p>12</text:p>
          </table:table-cell>
          <table:table-cell table:style-name="ce21" office:value-type="string">
            <text:p>ECPI University - Norfolk (Culinary Institute of Virginia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3">
            <text:p>13</text:p>
          </table:table-cell>
          <table:table-cell table:style-name="ce21" office:value-type="string">
            <text:p>ECPI - Virginia Beach Annex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4">
            <text:p>14</text:p>
          </table:table-cell>
          <table:table-cell table:style-name="ce21" office:value-type="string">
            <text:p>ECPI University - Richmond (South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5">
            <text:p>15</text:p>
          </table:table-cell>
          <table:table-cell table:style-name="ce21" office:value-type="string">
            <text:p>ECPI University - Richmond (Innsbrook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48934">
            <text:p>248934</text:p>
          </table:table-cell>
          <table:table-cell table:style-name="ce21" office:value-type="string">
            <text:p>ECPI University</text:p>
          </table:table-cell>
          <table:table-cell table:style-name="ce21" office:value-type="float" office:value="16">
            <text:p>16</text:p>
          </table:table-cell>
          <table:table-cell table:style-name="ce21" office:value-type="string">
            <text:p>ECPI University - Richmond (West)</text:p>
          </table:table-cell>
          <table:table-cell table:style-name="ce21" office:value-type="float" office:value="12194">
            <text:p>121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739">
            <text:p>73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282">
            <text:p>444282</text:p>
          </table:table-cell>
          <table:table-cell table:style-name="ce21" office:value-type="string">
            <text:p>Empire Beauty School-Midlothi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Midlothian- VA</text:p>
          </table:table-cell>
          <table:table-cell table:style-name="ce21" office:value-type="float" office:value="85">
            <text:p>8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0599">
            <text:p>450599</text:p>
          </table:table-cell>
          <table:table-cell table:style-name="ce21" office:value-type="string">
            <text:p>Empire Beauty School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mpire Beauty School - Richmond- VA</text:p>
          </table:table-cell>
          <table:table-cell table:style-name="ce21" office:value-type="float" office:value="187">
            <text:p>1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783">
            <text:p>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647">
            <text:p>438647</text:p>
          </table:table-cell>
          <table:table-cell table:style-name="ce21" office:value-type="string">
            <text:p>Everest College-Chesapea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791">
            <text:p>7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470">
            <text:p>445470</text:p>
          </table:table-cell>
          <table:table-cell table:style-name="ce21" office:value-type="string">
            <text:p>Everest College-McLea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408">
            <text:p>40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02">
            <text:p>232502</text:p>
          </table:table-cell>
          <table:table-cell table:style-name="ce21" office:value-type="string">
            <text:p>Everest College-Newport New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99">
            <text:p>6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29">
            <text:p>233329</text:p>
          </table:table-cell>
          <table:table-cell table:style-name="ce21" office:value-type="string">
            <text:p>Fortis Colleg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41">
            <text:p>3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82957">
            <text:p>382957</text:p>
          </table:table-cell>
          <table:table-cell table:style-name="ce21" office:value-type="string">
            <text:p>Fortis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ortis College - Richmond</text:p>
          </table:table-cell>
          <table:table-cell table:style-name="ce21" office:value-type="float" office:value="357">
            <text:p>3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Locust Grove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redericksburg Area Campus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95">
            <text:p>232195</text:p>
          </table:table-cell>
          <table:table-cell table:style-name="ce21" office:value-type="string">
            <text:p>Germann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Daniel Technology Center</text:p>
          </table:table-cell>
          <table:table-cell table:style-name="ce21" office:value-type="float" office:value="7035">
            <text:p>70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5390">
            <text:p>455390</text:p>
          </table:table-cell>
          <table:table-cell table:style-name="ce21" office:value-type="string">
            <text:p>Global Healt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9">
            <text:p>4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06495">
            <text:p>406495</text:p>
          </table:table-cell>
          <table:table-cell table:style-name="ce21" office:value-type="string">
            <text:p>Graham Webb International Academy of Hai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1266">
            <text:p>431266</text:p>
          </table:table-cell>
          <table:table-cell table:style-name="ce21" office:value-type="string">
            <text:p>Henrico County-Saint Marys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21">
            <text:p>377421</text:p>
          </table:table-cell>
          <table:table-cell table:style-name="ce21" office:value-type="string">
            <text:p>Heritage Institute-Manassa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eritage Institute Manassas</text:p>
          </table:table-cell>
          <table:table-cell table:style-name="ce21" office:value-type="float" office:value="382">
            <text:p>3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869">
            <text:p>445869</text:p>
          </table:table-cell>
          <table:table-cell table:style-name="ce21" office:value-type="string">
            <text:p>Institute for the Psychological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64">
            <text:p>441964</text:p>
          </table:table-cell>
          <table:table-cell table:style-name="ce21" office:value-type="string">
            <text:p>ITT Technical Institute-Chantill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34">
            <text:p>6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8601">
            <text:p>368601</text:p>
          </table:table-cell>
          <table:table-cell table:style-name="ce21" office:value-type="string">
            <text:p>ITT Technical Institute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34">
            <text:p>113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051">
            <text:p>437051</text:p>
          </table:table-cell>
          <table:table-cell table:style-name="ce21" office:value-type="string">
            <text:p>ITT Technical Institut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5">
            <text:p>8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955">
            <text:p>441955</text:p>
          </table:table-cell>
          <table:table-cell table:style-name="ce21" office:value-type="string">
            <text:p>ITT Technical Institute-Springfiel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7">
            <text:p>89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Parham Roa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Downtown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14">
            <text:p>232414</text:p>
          </table:table-cell>
          <table:table-cell table:style-name="ce21" office:value-type="string">
            <text:p>J Sargeant Reynolds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oochland Campus</text:p>
          </table:table-cell>
          <table:table-cell table:style-name="ce21" office:value-type="float" office:value="12729">
            <text:p>127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eatherstone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idlothian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50">
            <text:p>232450</text:p>
          </table:table-cell>
          <table:table-cell table:style-name="ce21" office:value-type="string">
            <text:p>John Tyl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Johnston-Willis Campus</text:p>
          </table:table-cell>
          <table:table-cell table:style-name="ce21" office:value-type="float" office:value="9692">
            <text:p>969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0">
            <text:p>4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Fauqui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uray-Page County Center</text:p>
          </table:table-cell>
          <table:table-cell table:style-name="ce21" office:value-type="float" office:value="6644">
            <text:p>66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18">
            <text:p>232618</text:p>
          </table:table-cell>
          <table:table-cell table:style-name="ce21" office:value-type="string">
            <text:p>Lynchburg General Hospital School of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entra College of Nursing</text:p>
          </table:table-cell>
          <table:table-cell table:style-name="ce21" office:value-type="float" office:value="205">
            <text:p>2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42">
            <text:p>231642</text:p>
          </table:table-cell>
          <table:table-cell table:style-name="ce21" office:value-type="string">
            <text:p>MedSpa Careers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edSpa Careers Institute - Richmond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alls Church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edtech Institute - Silver Spring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131742">
            <text:p>131742</text:p>
          </table:table-cell>
          <table:table-cell table:style-name="ce21" office:value-type="string">
            <text:p>Medtech Institut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edtech College - Washington- DC Campus</text:p>
          </table:table-cell>
          <table:table-cell table:style-name="ce21" office:value-type="float" office:value="1658">
            <text:p>1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91">
            <text:p>233091</text:p>
          </table:table-cell>
          <table:table-cell table:style-name="ce21" office:value-type="string">
            <text:p>Miller-Motte Technical College-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ller-Motte Technical College</text:p>
          </table:table-cell>
          <table:table-cell table:style-name="ce21" office:value-type="float" office:value="468">
            <text:p>4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83">
            <text:p>33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229">
            <text:p>522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6619">
            <text:p>46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1">
            <text:p>1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501">
            <text:p>35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ranklin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37">
            <text:p>233037</text:p>
          </table:table-cell>
          <table:table-cell table:style-name="ce21" office:value-type="string">
            <text:p>Paul D Camp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obbs Suffolk Campus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1">
            <text:p>54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lenns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10">
            <text:p>233310</text:p>
          </table:table-cell>
          <table:table-cell table:style-name="ce21" office:value-type="string">
            <text:p>Rappahannock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Warsaw Campus</text:p>
          </table:table-cell>
          <table:table-cell table:style-name="ce21" office:value-type="float" office:value="3406">
            <text:p>34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7769">
            <text:p>437769</text:p>
          </table:table-cell>
          <table:table-cell table:style-name="ce21" office:value-type="string">
            <text:p>Richmond School of Health and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ester Career College</text:p>
          </table:table-cell>
          <table:table-cell table:style-name="ce21" office:value-type="float" office:value="655">
            <text:p>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1876">
            <text:p>441876</text:p>
          </table:table-cell>
          <table:table-cell table:style-name="ce21" office:value-type="string">
            <text:p>Rudy &amp; Kelly Academy of Hair and Nai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UDY &amp; KELLY ACADEMY -Paul Mitchell Partner School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16">
            <text:p>234216</text:p>
          </table:table-cell>
          <table:table-cell table:style-name="ce21" office:value-type="string">
            <text:p>Sanford-Brown College-Tysons Corn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nford-Brown College</text:p>
          </table:table-cell>
          <table:table-cell table:style-name="ce21" office:value-type="float" office:value="750">
            <text:p>7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885">
            <text:p>232885</text:p>
          </table:table-cell>
          <table:table-cell table:style-name="ce21" office:value-type="string">
            <text:p>Sentara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">
            <text:p>4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61931">
            <text:p>261931</text:p>
          </table:table-cell>
          <table:table-cell table:style-name="ce21" office:value-type="string">
            <text:p>Skyline College-Roanok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kyline College - Roanoke</text:p>
          </table:table-cell>
          <table:table-cell table:style-name="ce21" office:value-type="float" office:value="450">
            <text:p>45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51608">
            <text:p>451608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outheast Culinary &amp; Hospitality College</text:p>
          </table:table-cell>
          <table:table-cell table:style-name="ce21" office:value-type="float" office:value="76">
            <text:p>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082">
            <text:p>233082</text:p>
          </table:table-cell>
          <table:table-cell table:style-name="ce21" office:value-type="string">
            <text:p>Southside Regional Medical Center Professional School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RMC Professional Schools</text:p>
          </table:table-cell>
          <table:table-cell table:style-name="ce21" office:value-type="float" office:value="143">
            <text:p>14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6305">
            <text:p>63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55">
            <text:p>38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57">
            <text:p>233657</text:p>
          </table:table-cell>
          <table:table-cell table:style-name="ce21" office:value-type="string">
            <text:p>Springfield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66">
            <text:p>233666</text:p>
          </table:table-cell>
          <table:table-cell table:style-name="ce21" office:value-type="string">
            <text:p>Staunton School of Cosmet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8">
            <text:p>3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8498">
            <text:p>438498</text:p>
          </table:table-cell>
          <table:table-cell table:style-name="ce21" office:value-type="string">
            <text:p>Strat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342">
            <text:p>134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21">
            <text:p>231721</text:p>
          </table:table-cell>
          <table:table-cell table:style-name="ce21" office:value-type="string">
            <text:p>Suffolk Beauty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7">
            <text:p>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93">
            <text:p>232593</text:p>
          </table:table-cell>
          <table:table-cell table:style-name="ce21" office:value-type="string">
            <text:p>Suffolk Public Schools-Sentara Obici Hospital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86">
            <text:p>233286</text:p>
          </table:table-cell>
          <table:table-cell table:style-name="ce21" office:value-type="string">
            <text:p>Sylvain Melloul International Hair Academ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">
            <text:p>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4884">
            <text:p>444884</text:p>
          </table:table-cell>
          <table:table-cell table:style-name="ce21" office:value-type="string">
            <text:p>Tap This Valley Works CET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oanoke Higher Education Center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2151">
            <text:p>21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06">
            <text:p>106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Regional Workforce Development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Virginia Beach Campus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Visual Arts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Regional Automotive Center</text:p>
          </table:table-cell>
          <table:table-cell table:style-name="ce21" office:value-type="float" office:value="30447">
            <text:p>3044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19">
            <text:p>232919</text:p>
          </table:table-cell>
          <table:table-cell table:style-name="ce21" office:value-type="string">
            <text:p>Tidewater Tech-Trad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5">
            <text:p>1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189">
            <text:p>442189</text:p>
          </table:table-cell>
          <table:table-cell table:style-name="ce21" office:value-type="string">
            <text:p>University of Phoenix-Northern Virgini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eston Campus</text:p>
          </table:table-cell>
          <table:table-cell table:style-name="ce21" office:value-type="float" office:value="526">
            <text:p>52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6756">
            <text:p>446756</text:p>
          </table:table-cell>
          <table:table-cell table:style-name="ce21" office:value-type="string">
            <text:p>University of Phoenix-Richmond-Virginia Beach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-Virginia Beach Campus</text:p>
          </table:table-cell>
          <table:table-cell table:style-name="ce21" office:value-type="float" office:value="311">
            <text:p>3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2639">
            <text:p>442639</text:p>
          </table:table-cell>
          <table:table-cell table:style-name="ce21" office:value-type="string">
            <text:p>University of the Potomac-VA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the Potomac - VA Campus</text:p>
          </table:table-cell>
          <table:table-cell table:style-name="ce21" office:value-type="float" office:value="68">
            <text:p>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University of  Virginia Northern Virginia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University of Virginia Roanoke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University of Virginia Richmond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University of Virginia Southwest Higher Education Center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University of Virginia Newport New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77485">
            <text:p>377485</text:p>
          </table:table-cell>
          <table:table-cell table:style-name="ce21" office:value-type="string">
            <text:p>Virginia Beach City Public Schools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">
            <text:p>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03">
            <text:p>233903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Highlands Community College</text:p>
          </table:table-cell>
          <table:table-cell table:style-name="ce21" office:value-type="float" office:value="2875">
            <text:p>287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Northern Virgin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Southwest Virginia Higher Education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Roanoke Valley Graduate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Virginia Tech Hampton Roads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8">
            <text:p>8</text:p>
          </table:table-cell>
          <table:table-cell table:style-name="ce21" office:value-type="string">
            <text:p>Marion duPont Scott Equine Medical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0">
            <text:p>10</text:p>
          </table:table-cell>
          <table:table-cell table:style-name="ce21" office:value-type="string">
            <text:p>Richmond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19">
            <text:p>234119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School of Hair Design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30254">
            <text:p>430254</text:p>
          </table:table-cell>
          <table:table-cell table:style-name="ce21" office:value-type="string">
            <text:p>Virginia School of Massa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927">
            <text:p>89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91">
            <text:p>234191</text:p>
          </table:table-cell>
          <table:table-cell table:style-name="ce21" office:value-type="string">
            <text:p>Wards Corner Beauty Academy-Norfolk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5683">
            <text:p>445683</text:p>
          </table:table-cell>
          <table:table-cell table:style-name="ce21" office:value-type="string">
            <text:p>Wards Corner Beauty Academy-Virginia Beach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Branch Campus</text:p>
          </table:table-cell>
          <table:table-cell table:style-name="ce21" office:value-type="float" office:value="69">
            <text:p>6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25">
            <text:p>234225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ashington County Adult Skill Center</text:p>
          </table:table-cell>
          <table:table-cell table:style-name="ce21" office:value-type="float" office:value="99">
            <text:p>9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8628">
            <text:p>448628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stwood College-Annandale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447069">
            <text:p>447069</text:p>
          </table:table-cell>
          <table:table-cell table:style-name="ce21" office:value-type="string">
            <text:p>Westwood College-Arlington Balls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3">
            <text:p>47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783">
            <text:p>378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isciplinary_Actions_Public_Pro" style:display-name="PageStyle_Disciplinary_Actions_Public_Pro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